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1eed1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2ad2a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2b66da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2b1d2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3a91b1" style:font-size-asian="12pt" style:font-size-complex="12pt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261db2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2792ac"/>
    </style:style>
    <style:style style:name="P12" style:family="paragraph" style:parent-style-name="Standard" style:list-style-name="L4">
      <style:paragraph-properties fo:text-align="justify" style:justify-single-word="false"/>
      <style:text-properties officeooo:paragraph-rsid="0028a5cb"/>
    </style:style>
    <style:style style:name="P13" style:family="paragraph" style:parent-style-name="Standard" style:list-style-name="L4">
      <style:paragraph-properties fo:text-align="justify" style:justify-single-word="false"/>
      <style:text-properties officeooo:paragraph-rsid="00348406"/>
    </style:style>
    <style:style style:name="P14" style:family="paragraph" style:parent-style-name="Standard" style:list-style-name="L4">
      <style:paragraph-properties fo:text-align="justify" style:justify-single-word="false"/>
      <style:text-properties officeooo:paragraph-rsid="0035cd32"/>
    </style:style>
    <style:style style:name="P15" style:family="paragraph" style:parent-style-name="Standard" style:list-style-name="L4">
      <style:paragraph-properties fo:text-align="justify" style:justify-single-word="false"/>
      <style:text-properties officeooo:paragraph-rsid="0035e57e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36898b"/>
    </style:style>
    <style:style style:name="P17" style:family="paragraph" style:parent-style-name="Standard" style:list-style-name="L4">
      <style:paragraph-properties fo:text-align="justify" style:justify-single-word="false"/>
      <style:text-properties officeooo:paragraph-rsid="003721d7"/>
    </style:style>
    <style:style style:name="P18" style:family="paragraph" style:parent-style-name="Standard" style:list-style-name="L4">
      <style:paragraph-properties fo:text-align="justify" style:justify-single-word="false"/>
      <style:text-properties officeooo:paragraph-rsid="0037bdb7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3e9f38"/>
    </style:style>
    <style:style style:name="P20" style:family="paragraph" style:parent-style-name="Standard" style:list-style-name="L4">
      <style:paragraph-properties fo:text-align="justify" style:justify-single-word="false"/>
      <style:text-properties officeooo:paragraph-rsid="003edd0e"/>
    </style:style>
    <style:style style:name="P21" style:family="paragraph" style:parent-style-name="Standard" style:list-style-name="L4">
      <style:paragraph-properties fo:text-align="justify" style:justify-single-word="false" fo:break-before="page"/>
      <style:text-properties officeooo:paragraph-rsid="0035e57e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 Kursach</text:p>
      <text:p text:style-name="P2">Титульна сторінка</text:p>
      <text:p text:style-name="P3"><text:tab/>1 сторінка</text:p>
      <text:p text:style-name="P2">Завдання на курсову роботу</text:p>
      <text:p text:style-name="P4">Зміст</text:p>
      <text:p text:style-name="P3"><text:tab/>виконується на окремому аркуші</text:p>
      <text:p text:style-name="P3"><text:tab/>1 сторінка</text:p>
      <text:p text:style-name="P4">Вступ</text:p>
      <text:p text:style-name="P4"><text:tab/>1 сторінка</text:p>
      <text:p text:style-name="P4">Постановка задачі</text:p>
      <text:p text:style-name="P4"><text:tab/>1-3 сторінки</text:p>
      <text:p text:style-name="P4">Основна частина</text:p>
      <text:p text:style-name="P5"><text:tab/>12-34 сторінки</text:p>
      <text:list xml:id="list2997377542" text:style-name="L1">
        <text:list-item>
          <text:p text:style-name="P6">Опис предметної області та розробка специфікацій</text:p>
          <text:p text:style-name="P6">Містить 2 підрозділи:</text:p>
        </text:list-item>
      </text:list>
      <text:list xml:id="list3830831778" text:style-name="L2">
        <text:list-item>
          <text:list>
            <text:list-item>
              <text:p text:style-name="P10"><text:span text:style-name="T1">постановка задачі, в якій власне і ставиться задача, тобто що треба зробити в курсовій роботі;</text:span></text:p>
            </text:list-item>
            <text:list-item>
              <text:p text:style-name="P10"><text:span text:style-name="T1">вимоги до програми – чітко вказати яким вимогам повинна задовольняти програма, яка буде реалізована в ході виконання курсової роботи:</text:span></text:p>
              <text:list>
                <text:list-item>
                  <text:p text:style-name="P10"><text:span text:style-name="T1">середовище та мова програмування,</text:span></text:p>
                </text:list-item>
                <text:list-item>
                  <text:p text:style-name="P10"><text:span text:style-name="T1">методологія програмування,</text:span></text:p>
                </text:list-item>
                <text:list-item>
                  <text:p text:style-name="P10"><text:span text:style-name="T1">вимоги до вхідних, вихідних даних,</text:span></text:p>
                </text:list-item>
                <text:list-item>
                  <text:p text:style-name="P11"><text:span text:style-name="T1">вимоги до функціонування (що можна буде виконувати за допомогою програми).</text:span></text:p>
                </text:list-item>
              </text:list>
            </text:list-item>
          </text:list>
        </text:list-item>
      </text:list>
      <text:list xml:id="list489730143" text:style-name="L4">
        <text:list-header>
          <text:p text:style-name="P12"><text:span text:style-name="T1">Постановка задачі та вимоги до програми ілюструються діаграмами UML usecase та activity(for each usecase).</text:span></text:p>
          <text:p text:style-name="P12"><text:span text:style-name="T1">В основній частині має бути:</text:span></text:p>
        </text:list-header>
        <text:list-item text:start-value="2">
          <text:p text:style-name="P13"><text:span text:style-name="T1">Розробка об’єктно-орієнтованої моделі.</text:span></text:p>
          <text:p text:style-name="P20"><text:span text:style-name="T1">Опис відповідальності класів - для кожного класу треба чітко описати його відповідальність.</text:span></text:p>
          <text:p text:style-name="P20"><text:span text:style-name="T1">Опис відношень між класами – описати як класи взаємодіють один з одним, вказати типи зв’язків між класами.</text:span></text:p>
          <text:p text:style-name="P19"><text:span text:style-name="T1">class diagram</text:span></text:p>
          <text:p text:style-name="P19"><text:span text:style-name="T1">sequence diagram</text:span></text:p>
        </text:list-item>
        <text:list-item>
          <text:p text:style-name="P14"><text:span text:style-name="T1">Розробка та опис інтерфейсної частини класів.</text:span></text:p>
          <text:p text:style-name="P14"><text:span text:style-name="T1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span></text:p>
        </text:list-item>
        <text:list-item>
          <text:p text:style-name="P15"><text:span text:style-name="T1">Розробка файлів реалізації класів.</text:span></text:p>
          <text:p text:style-name="P15"><text:span text:style-name="T1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span></text:p>
          <text:p text:style-name="P21"><text:span text:style-name="T1"/></text:p>
        </text:list-item>
        <text:list-item>
          <text:p text:style-name="P16"><text:span text:style-name="T1">Тестування програми.</text:span></text:p>
          <text:p text:style-name="P16"><text:span text:style-name="T1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span></text:p>
        </text:list-item>
        <text:list-item>
          <text:p text:style-name="P17"><text:span text:style-name="T1">Приклад роботи програми.</text:span></text:p>
          <text:p text:style-name="P17"><text:span text:style-name="T1">Необхідно навести основні моменти роботи програми - введення вхідних даних, обробка та представити результат роботи програми.</text:span></text:p>
        </text:list-item>
        <text:list-item>
          <text:p text:style-name="P18"><text:span text:style-name="T1">Аналіз результатів.</text:span></text:p>
          <text:p text:style-name="P18"><text:span text:style-name="T1">Переваги програми за рахунок застосування об’єктно-орієнтованої парадигми.</text:span></text:p>
        </text:list-item>
      </text:list>
      <text:p text:style-name="P7">Висновки</text:p>
      <text:p text:style-name="P7"><text:tab/>1 сторінка</text:p>
      <text:p text:style-name="P4"><text:tab/>окрема сторінка</text:p>
      <text:p text:style-name="P7">Література</text:p>
      <text:p text:style-name="P7"><text:tab/>1 сторінка</text:p>
      <text:p text:style-name="P4"><text:tab/>На кожну позицію списку літератури має бути посилання в тексті курсової роботи</text:p>
      <text:p text:style-name="P7">Додатки</text:p>
      <text:p text:style-name="P9"><text:tab/>2+ сторінки</text:p>
      <text:p text:style-name="P8"><text:tab/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3-21T18:40:10.858391736</dc:date>
    <meta:editing-duration>PT19M48S</meta:editing-duration>
    <meta:editing-cycles>36</meta:editing-cycles>
    <meta:generator>LibreOffice/7.0.5.2$Linux_X86_64 LibreOffice_project/00$Build-2</meta:generator>
    <meta:document-statistic meta:table-count="0" meta:image-count="0" meta:object-count="0" meta:page-count="2" meta:paragraph-count="47" meta:word-count="363" meta:character-count="2710" meta:non-whitespace-character-count="2393"/>
  </office:meta>
</office:document-meta>
</file>